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67a" officeooo:paragraph-rsid="0005167a"/>
    </style:style>
    <style:style style:name="P2" style:family="paragraph" style:parent-style-name="Standard">
      <style:paragraph-properties fo:text-align="center" style:justify-single-word="false"/>
      <style:text-properties officeooo:rsid="0005167a" officeooo:paragraph-rsid="0005167a"/>
    </style:style>
    <style:style style:name="P3" style:family="paragraph" style:parent-style-name="Standard">
      <style:paragraph-properties fo:text-align="start" style:justify-single-word="false"/>
      <style:text-properties officeooo:rsid="0005167a" officeooo:paragraph-rsid="0005167a"/>
    </style:style>
    <style:style style:name="P4" style:family="paragraph" style:parent-style-name="Standard">
      <style:paragraph-properties fo:text-align="start" style:justify-single-word="false"/>
      <style:text-properties officeooo:rsid="00080735" officeooo:paragraph-rsid="00080735"/>
    </style:style>
    <style:style style:name="P5" style:family="paragraph" style:parent-style-name="Standard">
      <style:paragraph-properties fo:text-align="start" style:justify-single-word="false"/>
      <style:text-properties officeooo:rsid="00099ed8" officeooo:paragraph-rsid="00099ed8"/>
    </style:style>
    <style:style style:name="P6" style:family="paragraph" style:parent-style-name="Standard">
      <style:paragraph-properties fo:text-align="start" style:justify-single-word="false"/>
      <style:text-properties officeooo:rsid="000bb0ea" officeooo:paragraph-rsid="000bb0ea"/>
    </style:style>
    <style:style style:name="P7" style:family="paragraph" style:parent-style-name="Standard">
      <style:paragraph-properties fo:text-align="start" style:justify-single-word="false"/>
      <style:text-properties officeooo:rsid="000c8e5e" officeooo:paragraph-rsid="000c8e5e"/>
    </style:style>
    <style:style style:name="P8" style:family="paragraph" style:parent-style-name="Standard">
      <style:paragraph-properties fo:text-align="start" style:justify-single-word="false" fo:break-before="page"/>
      <style:text-properties officeooo:rsid="00080735" officeooo:paragraph-rsid="00080735"/>
    </style:style>
    <style:style style:name="T1" style:family="text">
      <style:text-properties officeooo:rsid="0006b755"/>
    </style:style>
    <style:style style:name="T2" style:family="text">
      <style:text-properties officeooo:rsid="00099ed8"/>
    </style:style>
    <style:style style:name="T3" style:family="text">
      <style:text-properties officeooo:rsid="000b2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6/2019</text:p>
      <text:p text:style-name="P1"/>
      <text:p text:style-name="P2">Homework #3</text:p>
      <text:p text:style-name="P2"/>
      <text:p text:style-name="P3">1. Who works on the reorganization project?</text:p>
      <text:p text:style-name="P3"/>
      <text:p text:style-name="P3">SELECT Fname, Minit, Lname</text:p>
      <text:p text:style-name="P3">FROM<text:tab/> EMPLOYEE</text:p>
      <text:p text:style-name="P3">WHERE Ssn = ALL (SELECT Essn</text:p>
      <text:p text:style-name="P3"><text:tab/><text:tab/><text:tab/>FROM WORKS_ON</text:p>
      <text:p text:style-name="P3"><text:tab/><text:tab/><text:tab/>WHERE Pno = ALL (SELECT Pnumber</text:p>
      <text:p text:style-name="P3"><text:tab/><text:tab/><text:tab/><text:tab/><text:tab/><text:tab/>FROM PROJECT</text:p>
      <text:p text:style-name="P3"><text:tab/><text:tab/><text:tab/><text:tab/><text:tab/><text:tab/>WHERE Pname = ‘Reorganization’));</text:p>
      <text:p text:style-name="P3"/>
      <text:p text:style-name="P3">2. Who works on a project located in Houston?</text:p>
      <text:p text:style-name="P3"/>
      <text:p text:style-name="P3">SELECT Fname. Minit, Lname</text:p>
      <text:p text:style-name="P3">FROM EMPLOYEE</text:p>
      <text:p text:style-name="P3">WHERE Dno = ALL (SELECT Dnumber</text:p>
      <text:p text:style-name="P3"><text:tab/><text:tab/><text:tab/>FROM DEPT_LOCATIONS</text:p>
      <text:p text:style-name="P3"><text:tab/><text:tab/><text:tab/>WHERE Dlocation = ‘Houston’);</text:p>
      <text:p text:style-name="P3"/>
      <text:p text:style-name="P3">3. Which employees have a spouse?</text:p>
      <text:p text:style-name="P3"/>
      <text:p text:style-name="P3">SELECT Fname, Minit, Lname</text:p>
      <text:p text:style-name="P3">FROM EMPLOYEE</text:p>
      <text:p text:style-name="P3">WHERE Ssn = ALL (SELECT <text:span text:style-name="T1">Essn</text:span></text:p>
      <text:p text:style-name="P3"><text:tab/><text:tab/><text:tab/><text:span text:style-name="T1">FROM DEPENDENT</text:span></text:p>
      <text:p text:style-name="P3"><text:tab/><text:tab/><text:tab/><text:span text:style-name="T1">WHERE Relationship = ‘Spouse’);</text:span></text:p>
      <text:p text:style-name="P3"/>
      <text:p text:style-name="P4">4. Which employee lives on a street named “Castle”?</text:p>
      <text:p text:style-name="P4"/>
      <text:p text:style-name="P4">SELECT Fname, Minit, Lname</text:p>
      <text:p text:style-name="P4">FROM EMPLOYEE</text:p>
      <text:p text:style-name="P4">WHERE Address LIKE ‘%Castle%’;</text:p>
      <text:p text:style-name="P4"/>
      <text:p text:style-name="P5">5. Tell me the names and addresses of all the managers.</text:p>
      <text:p text:style-name="P5"/>
      <text:p text:style-name="P5">SELECT Fname, Minit, Lname, Address</text:p>
      <text:p text:style-name="P5">FROM EMPLOYEE, DEPARTMENT</text:p>
      <text:p text:style-name="P5">WHERE Ssn = Mgr_ssn;</text:p>
      <text:p text:style-name="P4"/>
      <text:p text:style-name="P4"/>
      <text:p text:style-name="P8"><text:span text:style-name="T2">6</text:span>. <text:span text:style-name="T3">Show</text:span> the names of all employees making more than $30,000 but less than $50,000.</text:p>
      <text:p text:style-name="P4"/>
      <text:p text:style-name="P4">SELECT Fname, Minit, Lname</text:p>
      <text:p text:style-name="P4">FROM EMPLOYEE</text:p>
      <text:p text:style-name="P4">WHERE Salary BETWEEN 30000 AND 50000;</text:p>
      <text:p text:style-name="P4"/>
      <text:p text:style-name="P4"><text:span text:style-name="T2">7</text:span>. Show the project name, number, and location for all projects with “Product” in the product name.</text:p>
      <text:p text:style-name="P4"/>
      <text:p text:style-name="P4">SELECT Pname, Pnumber, Plocation</text:p>
      <text:p text:style-name="P4">FROM PROJECT</text:p>
      <text:p text:style-name="P4">WHERE Pname LIKE ‘%Product%’;</text:p>
      <text:p text:style-name="P5"/>
      <text:p text:style-name="P5">8. <text:span text:style-name="T3">The company has decided to update their minimum salary to $30,000. <text:s/>Since raising the minimum salary should benefit everyone, give everyone who made $30,000 a year or more a 10% raise.</text:span></text:p>
      <text:p text:style-name="P5"/>
      <text:p text:style-name="P6">UPDATE EMPLOYEE</text:p>
      <text:p text:style-name="P6">SET Salary = Salary * 1.1</text:p>
      <text:p text:style-name="P6">WHERE Salary &gt;= 30000;</text:p>
      <text:p text:style-name="P6"/>
      <text:p text:style-name="P6">9. Now that we have given a raise to everyone making $30,000 or more, give any employee who makes less than $30,000 a year to meet this new minimum salary of $30,000 a year.</text:p>
      <text:p text:style-name="P6"/>
      <text:p text:style-name="P6">UPDATE EMPLOYEE</text:p>
      <text:p text:style-name="P6">SET Salary = 30000</text:p>
      <text:p text:style-name="P6">WHERE Salary &lt; 30000;</text:p>
      <text:p text:style-name="P6"/>
      <text:p text:style-name="P7">10. Change the New Benefits project to be under department 1.</text:p>
      <text:p text:style-name="P7"/>
      <text:p text:style-name="P7">UPDATE PROJECT</text:p>
      <text:p text:style-name="P7">SET Dnum = 1</text:p>
      <text:p text:style-name="P7">WHERE Pname = ‘Newbenefits’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35:03.910998661</meta:creation-date>
    <dc:date>2019-06-05T17:31:01.214535983</dc:date>
    <meta:editing-duration>PT4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295" meta:character-count="1761" meta:non-whitespace-character-count="1486"/>
  </office:meta>
</office:document-meta>
</file>